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vPanelState.getFirstP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vPanelState.setFirstPage( String firstP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vPanelState.setObjec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vPanelState.getObjec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